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VAGRoundedStdThin" svg:font-family="VAGRoundedStdThin" style:font-family-generic="roman"/>
    <style:font-face style:name="Courier New" svg:font-family="Courier New" style:font-family-generic="modern" style:font-pitch="fixed" svg:panose-1="2 7 3 9 2 2 5 2 4 4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GB" style:language-asian="nl" style:country-asian="BE"/>
    </style:style>
    <style:style style:name="P2" style:parent-style-name="Normal" style:family="paragraph">
      <style:text-properties fo:language="en" fo:country="GB" style:language-asian="nl" style:country-asian="BE"/>
    </style:style>
    <style:style style:name="P3" style:parent-style-name="Normal" style:family="paragraph">
      <style:text-properties fo:language="en" fo:country="GB" style:language-asian="nl" style:country-asian="BE"/>
    </style:style>
    <style:style style:name="P4" style:parent-style-name="Normal" style:family="paragraph">
      <style:text-properties fo:language="en" fo:country="GB" style:language-asian="nl" style:country-asian="BE"/>
    </style:style>
    <style:style style:name="P5" style:parent-style-name="Normal" style:family="paragraph">
      <style:paragraph-properties fo:line-height="100%" fo:background-color="#FFFFFF"/>
      <style:text-properties style:font-name="VAGRoundedStdThin" style:font-name-asian="Times New Roman" style:font-name-complex="Times New Roman" fo:color="#4F8FBB" fo:font-size="10.5pt" style:font-size-asian="10.5pt" style:font-size-complex="10.5pt" fo:language="en" fo:country="GB" style:language-asian="nl" style:country-asian="BE"/>
    </style:style>
    <style:style style:name="P6" style:parent-style-name="Normal" style:family="paragraph">
      <style:paragraph-properties fo:line-height="100%" fo:margin-left="0.4923in" fo:text-indent="-0.4923in" fo:background-color="#FFFFFF">
        <style:tab-stops>
          <style:tab-stop style:type="left" style:position="0in"/>
        </style:tab-stops>
      </style:paragraph-properties>
    </style:style>
    <style:style style:name="T7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8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P9" style:parent-style-name="Normal" style:family="paragraph">
      <style:paragraph-properties fo:line-height="100%" fo:background-color="#FFFFFF"/>
      <style:text-properties style:font-name="VAGRoundedStdThin" style:font-name-asian="Times New Roman" style:font-name-complex="Times New Roman" fo:color="#4F8FBB" fo:font-size="10.5pt" style:font-size-asian="10.5pt" style:font-size-complex="10.5pt" fo:language="en" fo:country="GB" style:language-asian="nl" style:country-asian="BE"/>
    </style:style>
    <style:style style:name="P10" style:parent-style-name="Normal" style:family="paragraph">
      <style:paragraph-properties fo:line-height="100%" fo:background-color="#FFFFFF"/>
    </style:style>
    <style:style style:name="T11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12" style:parent-style-name="DefaultParagraphFont" style:family="text">
      <style:text-properties style:font-name="inherit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13" style:parent-style-name="DefaultParagraphFont" style:family="text">
      <style:text-properties style:font-name="inherit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14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15" style:parent-style-name="DefaultParagraphFont" style:family="text">
      <style:text-properties style:font-name="inherit" style:font-name-asian="Times New Roman" style:font-name-complex="Courier New" fo:color="#4F8FBB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nl" style:country-asian="BE"/>
    </style:style>
    <style:style style:name="T16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17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P18" style:parent-style-name="Normal" style:family="paragraph">
      <style:paragraph-properties fo:line-height="100%" fo:margin-left="0.4923in" fo:text-indent="-0.4923in" fo:background-color="#FFFFFF">
        <style:tab-stops/>
      </style:paragraph-properties>
    </style:style>
    <style:style style:name="T19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20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21" style:parent-style-name="DefaultParagraphFont" style:family="text">
      <style:text-properties style:font-name="inherit" style:font-name-asian="Times New Roman" style:font-name-complex="Courier New" fo:color="#4F8FBB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nl" style:country-asian="BE"/>
    </style:style>
    <style:style style:name="T22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23" style:parent-style-name="DefaultParagraphFont" style:family="text">
      <style:text-properties style:font-name="inherit" style:font-name-asian="Times New Roman" style:font-name-complex="Courier New" fo:color="#4F8FBB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nl" style:country-asian="BE"/>
    </style:style>
    <style:style style:name="T24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P25" style:parent-style-name="Normal" style:family="paragraph">
      <style:paragraph-properties fo:line-height="100%" fo:background-color="#FFFFFF"/>
      <style:text-properties style:font-name="VAGRoundedStdThin" style:font-name-asian="Times New Roman" style:font-name-complex="Times New Roman" fo:color="#4F8FBB" fo:font-size="10.5pt" style:font-size-asian="10.5pt" style:font-size-complex="10.5pt" fo:language="en" fo:country="GB" style:language-asian="nl" style:country-asian="BE"/>
    </style:style>
    <style:style style:name="P26" style:parent-style-name="Normal" style:family="paragraph">
      <style:paragraph-properties fo:line-height="100%" fo:background-color="#FFFFFF">
        <style:tab-stops>
          <style:tab-stop style:type="left" style:position="0.4923in"/>
        </style:tab-stops>
      </style:paragraph-properties>
    </style:style>
    <style:style style:name="T27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28" style:parent-style-name="DefaultParagraphFont" style:family="text">
      <style:text-properties style:font-name="inherit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29" style:parent-style-name="DefaultParagraphFont" style:family="text">
      <style:text-properties style:font-name="inherit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30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31" style:parent-style-name="DefaultParagraphFont" style:family="text">
      <style:text-properties style:font-name="inherit" style:font-name-asian="Times New Roman" style:font-name-complex="Courier New" fo:color="#4F8FBB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nl" style:country-asian="BE"/>
    </style:style>
    <style:style style:name="T32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33" style:parent-style-name="DefaultParagraphFont" style:family="text">
      <style:text-properties style:font-name="inherit" style:font-name-asian="Times New Roman" style:font-name-complex="Courier New" fo:color="#4F8FBB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nl" style:country-asian="BE"/>
    </style:style>
    <style:style style:name="T34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35" style:parent-style-name="DefaultParagraphFont" style:family="text">
      <style:text-properties style:font-name="inherit" style:font-name-asian="Times New Roman" style:font-name-complex="Courier New" fo:color="#4F8FBB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nl" style:country-asian="BE"/>
    </style:style>
    <style:style style:name="T36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P37" style:parent-style-name="Normal" style:family="paragraph">
      <style:paragraph-properties fo:line-height="100%" fo:margin-left="0.4923in" fo:text-indent="-0.4923in" fo:background-color="#FFFFFF">
        <style:tab-stops/>
      </style:paragraph-properties>
    </style:style>
    <style:style style:name="T38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39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40" style:parent-style-name="DefaultParagraphFont" style:family="text">
      <style:text-properties style:font-name="inherit" style:font-name-asian="Times New Roman" style:font-name-complex="Courier New" fo:color="#4F8FBB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nl" style:country-asian="BE"/>
    </style:style>
    <style:style style:name="T41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42" style:parent-style-name="DefaultParagraphFont" style:family="text">
      <style:text-properties style:font-name="inherit" style:font-name-asian="Times New Roman" style:font-name-complex="Courier New" fo:color="#4F8FBB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nl" style:country-asian="BE"/>
    </style:style>
    <style:style style:name="T43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P44" style:parent-style-name="Normal" style:family="paragraph">
      <style:paragraph-properties fo:line-height="100%" fo:background-color="#FFFFFF"/>
    </style:style>
    <style:style style:name="T45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46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47" style:parent-style-name="DefaultParagraphFont" style:family="text">
      <style:text-properties style:font-name="inherit" style:font-name-asian="Times New Roman" style:font-name-complex="Courier New" fo:color="#4F8FBB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nl" style:country-asian="BE"/>
    </style:style>
    <style:style style:name="T48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P49" style:parent-style-name="Normal" style:family="paragraph">
      <style:paragraph-properties fo:line-height="100%" fo:background-color="#FFFFFF"/>
      <style:text-properties style:font-name="VAGRoundedStdThin" style:font-name-asian="Times New Roman" style:font-name-complex="Times New Roman" fo:color="#4F8FBB" fo:font-size="10.5pt" style:font-size-asian="10.5pt" style:font-size-complex="10.5pt" fo:language="en" fo:country="GB" style:language-asian="nl" style:country-asian="BE"/>
    </style:style>
    <style:style style:name="P50" style:parent-style-name="Normal" style:family="paragraph">
      <style:paragraph-properties fo:line-height="100%" fo:background-color="#FFFFFF"/>
    </style:style>
    <style:style style:name="T51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52" style:parent-style-name="DefaultParagraphFont" style:family="text">
      <style:text-properties style:font-name="inherit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53" style:parent-style-name="DefaultParagraphFont" style:family="text">
      <style:text-properties style:font-name="inherit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54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55" style:parent-style-name="DefaultParagraphFont" style:family="text">
      <style:text-properties style:font-name="inherit" style:font-name-asian="Times New Roman" style:font-name-complex="Courier New" fo:color="#4F8FBB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nl" style:country-asian="BE"/>
    </style:style>
    <style:style style:name="T56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P57" style:parent-style-name="Normal" style:family="paragraph">
      <style:paragraph-properties fo:line-height="100%" fo:background-color="#FFFFFF"/>
    </style:style>
    <style:style style:name="T58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59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60" style:parent-style-name="DefaultParagraphFont" style:family="text">
      <style:text-properties style:font-name="inherit" style:font-name-asian="Times New Roman" style:font-name-complex="Courier New" fo:color="#4F8FBB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nl" style:country-asian="BE"/>
    </style:style>
    <style:style style:name="T61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62" style:parent-style-name="DefaultParagraphFont" style:family="text">
      <style:text-properties style:font-name="inherit" style:font-name-asian="Times New Roman" style:font-name-complex="Courier New" fo:color="#4F8FBB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nl" style:country-asian="BE"/>
    </style:style>
    <style:style style:name="T63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P64" style:parent-style-name="Normal" style:family="paragraph">
      <style:paragraph-properties fo:line-height="100%" fo:background-color="#FFFFFF"/>
    </style:style>
    <style:style style:name="T65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66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67" style:parent-style-name="DefaultParagraphFont" style:family="text">
      <style:text-properties style:font-name="inherit" style:font-name-asian="Times New Roman" style:font-name-complex="Courier New" fo:color="#4F8FBB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nl" style:country-asian="BE"/>
    </style:style>
    <style:style style:name="T68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69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70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71" style:parent-style-name="DefaultParagraphFont" style:family="text">
      <style:text-properties style:font-name="inherit" style:font-name-asian="Times New Roman" style:font-name-complex="Courier New" fo:color="#4F8FBB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nl" style:country-asian="BE"/>
    </style:style>
    <style:style style:name="T72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73" style:parent-style-name="DefaultParagraphFont" style:family="text">
      <style:text-properties style:font-name="inherit" style:font-name-asian="Times New Roman" style:font-name-complex="Courier New" fo:color="#4F8FBB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nl" style:country-asian="BE"/>
    </style:style>
    <style:style style:name="T74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  <style:style style:name="T75" style:parent-style-name="DefaultParagraphFont" style:family="text">
      <style:text-properties style:font-name="inherit" style:font-name-asian="Times New Roman" style:font-name-complex="Courier New" fo:color="#4F8FBB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nl" style:country-asian="BE"/>
    </style:style>
    <style:style style:name="T76" style:parent-style-name="DefaultParagraphFont" style:family="text">
      <style:text-properties style:font-name="Courier New" style:font-name-asian="Times New Roman" style:font-name-complex="Courier New" fo:color="#4F8FBB" fo:font-size="10.5pt" style:font-size-asian="10.5pt" style:font-size-complex="10.5pt" fo:language="en" fo:country="GB" style:language-asian="nl" style:country-asian="BE"/>
    </style:style>
  </office:automatic-styles>
  <office:body>
    <office:text text:use-soft-page-breaks="true">
      <text:p text:style-name="P1">In the 1NF we remove all the repeating groups (appointment), assigning new column (apptDate and apptTime) and assigned primary keys (candidate keys).</text:p>
      <text:p text:style-name="P2">In the 2NF there are no partial<text:s/>dependency.</text:p>
      <text:p text:style-name="P3">In the 3NF there is no transitive dependency.</text:p>
      <text:p text:style-name="P4">In the BCNF every determinant is a candidate key.</text:p>
      <text:p text:style-name="P5"> </text:p>
      <text:p text:style-name="P6"><text:span text:style-name="T7">UNF <text:s/></text:span><text:span text:style-name="T8"><text:tab/>DB(staffNo, apptDate, apptTime, dentistName, patientNo, patientName, surgeryNo)</text:span></text:p>
      <text:p text:style-name="P9"> </text:p>
      <text:p text:style-name="P10"><text:span text:style-name="T11">1NF</text:span><text:span text:style-name="T12"><text:s/></text:span><text:span text:style-name="T13"><text:tab/></text:span><text:span text:style-name="T14">DB(</text:span><text:span text:style-name="T15">staffNo</text:span><text:span text:style-name="T16">, dentistName, patientNo, patientName, surg</text:span><text:span text:style-name="T17">eryNo)</text:span></text:p>
      <text:p text:style-name="P18"><text:span text:style-name="T19">     </text:span><text:span text:style-name="T20"><text:tab/>Appointment(</text:span><text:span text:style-name="T21">apptDate</text:span><text:span text:style-name="T22">, </text:span><text:span text:style-name="T23">apptTime</text:span><text:span text:style-name="T24">)</text:span></text:p>
      <text:p text:style-name="P25"> </text:p>
      <text:p text:style-name="P26"><text:span text:style-name="T27">2NF</text:span><text:span text:style-name="T28"><text:s/></text:span><text:span text:style-name="T29"><text:tab/></text:span><text:span text:style-name="T30">Appointment(</text:span><text:span text:style-name="T31">staffNo</text:span><text:span text:style-name="T32">, </text:span><text:span text:style-name="T33">apptDate</text:span><text:span text:style-name="T34">, </text:span><text:span text:style-name="T35">apptTime</text:span><text:span text:style-name="T36">, patientNo, patientName)</text:span></text:p>
      <text:p text:style-name="P37"><text:span text:style-name="T38">     </text:span><text:span text:style-name="T39"><text:tab/>Surgery(</text:span><text:span text:style-name="T40">staffNo</text:span><text:span text:style-name="T41">, </text:span><text:span text:style-name="T42">apptDate</text:span><text:span text:style-name="T43">, surgeryNo)</text:span></text:p>
      <text:p text:style-name="P44"><text:span text:style-name="T45">    <text:s/></text:span><text:span text:style-name="T46"><text:tab/>Dentist(</text:span><text:span text:style-name="T47">staffNo</text:span><text:span text:style-name="T48">, dentistName)</text:span></text:p>
      <text:p text:style-name="P49"> </text:p>
      <text:p text:style-name="P50"><text:span text:style-name="T51">3NF</text:span><text:span text:style-name="T52"><text:s/></text:span><text:span text:style-name="T53"><text:tab/></text:span><text:span text:style-name="T54">Dentist(</text:span><text:span text:style-name="T55">staffNo</text:span><text:span text:style-name="T56">, dentistName)</text:span></text:p>
      <text:p text:style-name="P57"><text:span text:style-name="T58">     </text:span><text:span text:style-name="T59"><text:tab/>Surgery(</text:span><text:span text:style-name="T60">staffNo</text:span><text:span text:style-name="T61">, </text:span><text:span text:style-name="T62">apptDate</text:span><text:span text:style-name="T63">, surgeryNo)</text:span></text:p>
      <text:p text:style-name="P64"><text:span text:style-name="T65">   </text:span><text:span text:style-name="T66"><text:tab/>Patient(</text:span><text:span text:style-name="T67">patientNo</text:span><text:span text:style-name="T68">, patientName) </text:span></text:p>
      <text:p text:style-name="Normal"><text:span text:style-name="T69">     </text:span><text:span text:style-name="T70"><text:tab/>Appointment(</text:span><text:span text:style-name="T71">staffNo</text:span><text:span text:style-name="T72">, </text:span><text:span text:style-name="T73">apptDate</text:span><text:span text:style-name="T74">, </text:span><text:span text:style-name="T75">apptTime</text:span><text:span text:style-name="T76">, patientNo) 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VAGRoundedStdThin" svg:font-family="VAGRoundedStdThin" style:font-family-generic="roman"/>
    <style:font-face style:name="Courier New" svg:font-family="Courier New" style:font-family-generic="modern" style:font-pitch="fixed" svg:panose-1="2 7 3 9 2 2 5 2 4 4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/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ran Vanhollebeke</meta:initial-creator>
    <dc:creator>Vanhollebeke Joran</dc:creator>
    <meta:creation-date>2018-08-29T09:50:00Z</meta:creation-date>
    <dc:date>2018-08-29T09:50:00Z</dc:date>
    <meta:template xlink:href="Normal" xlink:type="simple"/>
    <meta:editing-cycles>2</meta:editing-cycles>
    <meta:editing-duration>PT0S</meta:editing-duration>
    <meta:document-statistic meta:page-count="1" meta:paragraph-count="1" meta:word-count="124" meta:character-count="811" meta:row-count="5" meta:non-whitespace-character-count="688"/>
  </office:meta>
</office:document-meta>
</file>